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paragraph-properties fo:text-align="justify" style:justify-single-word="false"/>
    </style:style>
    <style:style style:name="P35" style:family="paragraph" style:parent-style-name="Standard" style:list-style-name="L4">
      <style:paragraph-properties fo:text-align="justify" style:justify-single-word="false"/>
    </style:style>
    <style:style style:name="P36" style:family="paragraph" style:parent-style-name="Standard" style:list-style-name="L20">
      <style:paragraph-properties fo:text-align="justify" style:justify-single-word="false"/>
    </style:style>
    <style:style style:name="P37" style:family="paragraph" style:parent-style-name="Standard" style:list-style-name="L6"/>
    <style:style style:name="P38" style:family="paragraph" style:parent-style-name="Standard" style:list-style-name="L7">
      <style:text-properties fo:font-weight="normal" style:font-weight-asian="normal" style:font-weight-complex="normal"/>
    </style:style>
    <style:style style:name="P39" style:family="paragraph" style:parent-style-name="Standard" style:list-style-name="L9"/>
    <style:style style:name="P40" style:family="paragraph" style:parent-style-name="Standard" style:list-style-name="L12">
      <style:text-properties style:font-name="Courier new" fo:font-size="10.5pt" style:font-size-asian="10.5pt" style:font-size-complex="10.5pt"/>
    </style:style>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4">
      <style:text-properties style:font-name="Courier New" fo:font-size="10.5pt" style:font-size-asian="10.5pt" style:font-size-complex="10.5pt"/>
    </style:style>
    <style:style style:name="P44" style:family="paragraph" style:parent-style-name="Standard" style:list-style-name="L17">
      <style:text-properties style:font-name="Courier New" fo:font-size="10.5pt" style:font-size-asian="10.5pt" style:font-size-complex="10.5pt"/>
    </style:style>
    <style:style style:name="P45" style:family="paragraph" style:parent-style-name="Standard" style:list-style-name="L15"/>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8">
      <style:text-properties style:text-line-through-style="solid"/>
    </style:style>
    <style:style style:name="P49" style:family="paragraph" style:parent-style-name="Standard" style:list-style-name="L21">
      <style:text-properties style:text-line-through-style="solid" style:font-name="Courier New" fo:font-size="10.5pt" style:font-size-asian="10.5pt" style:font-size-complex="10.5pt"/>
    </style:style>
    <style:style style:name="P50" style:family="paragraph" style:parent-style-name="Standard" style:list-style-name="L19"/>
    <style:style style:name="P51" style:family="paragraph" style:parent-style-name="Standard" style:list-style-name="L21"/>
    <style:style style:name="P52" style:family="paragraph" style:parent-style-name="Standard" style:list-style-name="L21">
      <style:text-properties style:font-name="Arial" fo:font-size="10.5pt" style:font-size-asian="10.5pt" style:font-size-complex="10.5pt"/>
    </style:style>
    <style:style style:name="P53" style:family="paragraph" style:parent-style-name="Heading_20_1" style:list-style-name="L1"/>
    <style:style style:name="P54" style:family="paragraph" style:parent-style-name="Heading_20_1" style:list-style-name="L1">
      <style:paragraph-properties fo:break-before="page"/>
    </style:style>
    <style:style style:name="P55" style:family="paragraph" style:parent-style-name="Heading_20_3" style:list-style-name="L1"/>
    <style:style style:name="P56" style:family="paragraph" style:parent-style-name="Heading_20_2" style:list-style-name="L1"/>
    <style:style style:name="P57" style:family="paragraph" style:parent-style-name="Heading_20_4" style:list-style-name="L1"/>
    <style:style style:name="P58" style:family="paragraph" style:parent-style-name="Heading_20_4" style:list-style-name="L1">
      <style:text-properties style:font-name="Arial"/>
    </style:style>
    <style:style style:name="P59" style:family="paragraph" style:parent-style-name="Heading_20_4" style:list-style-name="L1">
      <style:paragraph-properties fo:text-align="justify" style:justify-single-word="false"/>
    </style:style>
    <style:style style:name="P60" style:family="paragraph" style:parent-style-name="Heading_20_4" style:list-style-name="L1">
      <style:paragraph-properties fo:text-align="justify" style:justify-single-word="false"/>
      <style:text-properties fo:font-size="10.5pt" style:font-size-asian="10.5pt" style:font-size-complex="10.5pt"/>
    </style:style>
    <style:style style:name="P61" style:family="paragraph" style:parent-style-name="Heading_20_5" style:list-style-name="L1"/>
    <style:style style:name="P62" style:family="paragraph" style:parent-style-name="Text_20_body" style:list-style-name="L5"/>
    <style:style style:name="P63" style:family="paragraph" style:parent-style-name="Text_20_body" style:list-style-name="L8">
      <style:text-properties fo:font-weight="normal" style:font-weight-asian="normal" style:font-weight-complex="normal"/>
    </style:style>
    <style:style style:name="P64" style:family="paragraph" style:parent-style-name="Text_20_body" style:list-style-name="L16">
      <style:text-properties fo:font-weight="normal" style:font-weight-asian="normal" style:font-weight-complex="normal"/>
    </style:style>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21"/>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Contents_20_4">
      <style:paragraph-properties>
        <style:tab-stops>
          <style:tab-stop style:position="15.501cm" style:type="right" style:leader-style="dotted" style:leader-text="."/>
        </style:tab-stops>
      </style:paragraph-properties>
    </style:style>
    <style:style style:name="P72"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cc0000" style:font-name="Verdana1" fo:font-size="10pt" style:font-size-asian="10pt" style:font-size-complex="10pt"/>
    </style:style>
    <style:style style:name="T19" style:family="text">
      <style:text-properties fo:color="#cc0000" style:font-name="Verdana1" fo:font-size="10pt" fo:background-color="transparent" style:font-size-asian="10pt" style:font-size-complex="10pt"/>
    </style:style>
    <style:style style:name="T20" style:family="text">
      <style:text-properties style:font-size-asian="10.5pt" style:font-size-complex="10.5pt"/>
    </style:style>
    <style:style style:name="T21" style:family="text">
      <style:text-properties style:font-name="Arial"/>
    </style:style>
    <style:style style:name="T22" style:family="text">
      <style:text-properties style:font-name="Arial" fo:font-size="11pt" style:font-size-asian="11pt" style:font-size-complex="11pt"/>
    </style:style>
    <style:style style:name="T23" style:family="text">
      <style:text-properties style:font-name="Arial" fo:font-size="11pt" fo:font-style="italic" style:font-size-asian="11pt" style:font-style-asian="italic" style:font-size-complex="11pt" style:font-style-complex="italic"/>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8000001907349pt" style:font-size-asian="11.8000001907349pt" style:font-size-complex="11.8000001907349pt"/>
    </style:style>
    <style:style style:name="T26" style:family="text">
      <style:text-properties style:font-name="Arial" fo:font-size="10.5pt" style:font-size-asian="10.5pt" style:font-size-complex="10.5pt"/>
    </style:style>
    <style:style style:name="T27" style:family="text">
      <style:text-properties fo:font-size="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style:font-name="Courier New2"/>
    </style:style>
    <style:style style:name="T33" style:family="text">
      <style:text-properties style:font-name="Courier New2" fo:font-size="10.5pt" style:font-size-asian="10.5pt" style:font-size-complex="10.5pt"/>
    </style:style>
    <style:style style:name="T34" style:family="text">
      <style:text-properties style:font-name="Courier New2" fo:font-size="10pt" style:font-size-asian="10.5pt" style:font-size-complex="10.5pt"/>
    </style:style>
    <style:style style:name="T35" style:family="text">
      <style:text-properties style:font-name="Courier new" fo:font-size="10.5pt" style:font-size-asian="10.5pt" style:font-size-complex="10.5pt"/>
    </style:style>
    <style:style style:name="T36" style:family="text">
      <style:text-properties style:font-name="ARial" fo:font-size="11pt" style:font-size-asian="11pt" style:font-size-complex="11pt"/>
    </style:style>
    <style:style style:name="T37" style:family="text">
      <style:text-properties fo:font-size="11pt" style:font-size-asian="11pt" style:font-size-complex="11pt"/>
    </style:style>
    <style:style style:name="T38" style:family="text">
      <style:text-properties style:font-name="Arial3" fo:font-size="11pt"/>
    </style:style>
    <style:style style:name="T39" style:family="text">
      <style:text-properties style:font-size-asian="11pt"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style:text-line-through-style="none"/>
    </style:style>
    <style:style style:name="T43" style:family="text">
      <style:text-properties style:text-line-through-style="solid" style:font-name="Courier New" fo:font-size="10.5pt" style:font-size-asian="10.5pt" style:font-size-complex="10.5pt"/>
    </style:style>
    <style:style style:name="T44" style:family="text">
      <style:text-properties style:font-name="Courier 10 Pitch" fo:font-size="10pt" style:font-size-asian="10pt" style:font-size-complex="10pt"/>
    </style:style>
    <style:style style:name="T45" style:family="text">
      <style:text-properties fo:font-size="9pt" style:font-size-asian="9pt" style:font-size-complex="9pt"/>
    </style:style>
    <style:style style:name="T46" style:family="text">
      <style:text-properties style:font-name="Arial" fo:font-size="11pt"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
      <text:p text:style-name="P2"/>
      <text:p text:style-name="P3">Image I/O-Ext – Setup Guide</text:p>
      <text:p text:style-name="P3">V. 1.0.3</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xml:id="list30551598" text:style-name="L1">
        <text:list-header>
          <text:h text:style-name="P53"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68">1 Introduction<text:tab/>5</text:p>
          <text:p text:style-name="P68">2 Windows instructions<text:tab/>6</text:p>
          <text:p text:style-name="P69">2.1 JAVA<text:tab/>6</text:p>
          <text:p text:style-name="P69">2.2 ANT<text:tab/>6</text:p>
          <text:p text:style-name="P69">2.3 MAVEN 2<text:tab/>6</text:p>
          <text:p text:style-name="P69">2.4 JAI<text:tab/>6</text:p>
          <text:p text:style-name="P69">2.5 JAI-ImageIO Toolkit<text:tab/>7</text:p>
          <text:p text:style-name="P69">2.6 SWIG<text:tab/>7</text:p>
          <text:p text:style-name="P69">2.7 GDAL<text:tab/>7</text:p>
          <text:p text:style-name="P70">2.7.1 GDAL requirements<text:tab/>7</text:p>
          <text:p text:style-name="P71">2.7.1.1 Kakadu <text:tab/>7</text:p>
          <text:p text:style-name="P71">2.7.1.2 MrSID <text:tab/>8</text:p>
          <text:p text:style-name="P71">2.7.1.3 ECW <text:tab/>8</text:p>
          <text:p text:style-name="P71">2.7.1.4 HDF4 <text:tab/>9</text:p>
          <text:p text:style-name="P70">2.7.2 GDAL Configuration<text:tab/>9</text:p>
          <text:p text:style-name="P71">2.7.2.1 Preliminar variables settings <text:tab/>10</text:p>
          <text:p text:style-name="P71">2.7.2.2 Kakadu specific configuration option <text:tab/>10</text:p>
          <text:p text:style-name="P71">2.7.2.3 MrSID specific configuration option <text:tab/>11</text:p>
          <text:p text:style-name="P71">2.7.2.4 ECW specific configuration option <text:tab/>11</text:p>
          <text:p text:style-name="P71">2.7.2.5 HDF4 specific configuration option <text:tab/>11</text:p>
          <text:p text:style-name="P70">2.7.3 <text:s/>Building GDAL<text:tab/>12</text:p>
          <text:p text:style-name="P71">2.7.3.1 Generating JAVA Bindings<text:tab/>12</text:p>
          <text:p text:style-name="P72">Variable settings<text:tab/>12</text:p>
          <text:p text:style-name="P72">Running SWIG<text:tab/>12</text:p>
          <text:p text:style-name="P71">2.7.3.2 Final Settings<text:tab/>12</text:p>
          <text:p text:style-name="P69">2.8 ImageMagick &amp; Jmagick<text:tab/>12</text:p>
          <text:p text:style-name="P69">2.9 Image I/O-EXT Project<text:tab/>13</text:p>
          <text:p text:style-name="P70">2.9.1 <text:s/>DLL deployment instructions (Optional) - [deploylibs] property<text:tab/>13</text:p>
          <text:p text:style-name="P70">2.9.2 <text:s/>JMagick libraries deployment instructions (Optional)- [jmagick] profile<text:tab/>13</text:p>
          <text:p text:style-name="P70">2.9.3 <text:s/>Image I/O-Ext Project building <text:tab/>14</text:p>
          <text:p text:style-name="P71">2.9.3.1 Testing Image I/O-Ext modules with Maven.<text:tab/>14</text:p>
          <text:p text:style-name="P71">2.9.3.2 Testing JPEG2000 Kakadu (GDAL) writer capabilities<text:tab/>14</text:p>
          <text:p text:style-name="P68">3 Linux instructions<text:tab/>16</text:p>
          <text:p text:style-name="P69"><text:soft-page-break/>3.1 JAVA<text:tab/>16</text:p>
          <text:p text:style-name="P69">3.2 ANT<text:tab/>16</text:p>
          <text:p text:style-name="P69">3.3 MAVEN 2<text:tab/>16</text:p>
          <text:p text:style-name="P69">3.4 JAI<text:tab/>17</text:p>
          <text:p text:style-name="P69">3.5 JAI-ImageIO Toolkit<text:tab/>17</text:p>
          <text:p text:style-name="P69">3.6 SWIG<text:tab/>17</text:p>
          <text:p text:style-name="P70">3.6.1 <text:s/>Manual SWIG installation<text:tab/>17</text:p>
          <text:p text:style-name="P69">3.7 GDAL<text:tab/>17</text:p>
          <text:p text:style-name="P70">3.7.1 GDAL requirements<text:tab/>18</text:p>
          <text:p text:style-name="P71">3.7.1.1 Kakadu <text:tab/>18</text:p>
          <text:p text:style-name="P71">3.7.1.2 MrSID <text:tab/>18</text:p>
          <text:p text:style-name="P71">3.7.1.3 ECW <text:tab/>19</text:p>
          <text:p text:style-name="P70">3.7.2 GDAL Configuration<text:tab/>19</text:p>
          <text:p text:style-name="P71">3.7.2.1 Kakadu configuration option <text:tab/>20</text:p>
          <text:p text:style-name="P71">3.7.2.2 MrSID configuration option <text:tab/>20</text:p>
          <text:p text:style-name="P71">3.7.2.3 ECW configuration option <text:tab/>20</text:p>
          <text:p text:style-name="P70">3.7.3 <text:s/>GDAL Building<text:tab/>20</text:p>
          <text:p text:style-name="P71">3.7.3.1 Generating JAVA Bindings<text:tab/>20</text:p>
          <text:p text:style-name="P69">3.8 Image I/O-EXT Project<text:tab/>21</text:p>
          <text:p text:style-name="P70">3.8.1 Libraries deployment instructions (Optional) - [deploylibs] property<text:tab/>21</text:p>
          <text:p text:style-name="P70">3.8.2 Image I/O-Ext Project building <text:tab/>22</text:p>
          <text:p text:style-name="P71">3.8.2.1 Testing Image I/O-Ext modules with Maven<text:tab/>22</text:p>
          <text:p text:style-name="P71">3.8.2.2 Testing JPEG2000 Kakadu (GDAL) writer capabilities<text:tab/>23</text:p>
          <text:p text:style-name="P68">4 Mac OS X Instructions<text:tab/>24</text:p>
          <text:p text:style-name="P69">4.1 JAVA &amp; ANT<text:tab/>24</text:p>
          <text:p text:style-name="P69">4.2 MAVEN 2<text:tab/>24</text:p>
          <text:p text:style-name="P69">4.3 JAI<text:tab/>24</text:p>
          <text:p text:style-name="P69">4.4 JAI-ImageIO Toolkit<text:tab/>24</text:p>
          <text:p text:style-name="P69">4.5 SWIG<text:tab/>24</text:p>
          <text:p text:style-name="P70">4.5.1 <text:s/>Manual SWIG installation<text:tab/>25</text:p>
          <text:p text:style-name="P69">4.6 GDAL<text:tab/>25</text:p>
          <text:p text:style-name="P70">4.6.1 GDAL requirements<text:tab/>25</text:p>
          <text:p text:style-name="P71">4.6.1.1 Kakadu <text:tab/>25</text:p>
          <text:p text:style-name="P71">4.6.1.2 MrSID <text:tab/>25</text:p>
          <text:p text:style-name="P70"><text:soft-page-break/>4.6.2 GDAL Configuration<text:tab/>26</text:p>
          <text:p text:style-name="P71">4.6.2.1 Kakadu configuration option <text:tab/>26</text:p>
          <text:p text:style-name="P71">4.6.2.2 MrSID configuration option <text:tab/>26</text:p>
          <text:p text:style-name="P70">4.6.3 <text:s/>GDAL Building<text:tab/>27</text:p>
          <text:p text:style-name="P71">4.6.3.1 Generating JAVA Bindings<text:tab/>27</text:p>
          <text:p text:style-name="P69">4.7 Image I/O-EXT Project<text:tab/>27</text:p>
        </text:index-body>
      </text:table-of-content>
      <text:p text:style-name="Standard"/>
      <text:p text:style-name="Standard"/>
      <text:p text:style-name="Standard"/>
      <text:p text:style-name="Standard"/>
      <text:p text:style-name="Standard"/>
      <text:list xml:id="list30568012" text:continue-numbering="true" text:style-name="L1">
        <text:list-item>
          <text:h text:style-name="P54"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0556062" text:continue-numbering="true" text:style-name="L1">
        <text:list-item>
          <text:h text:style-name="P54" text:outline-level="1">Windows instructions</text:h>
          <text:list>
            <text:list-item>
              <text:h text:style-name="P56"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xml:id="list30572668" text:continue-numbering="true" text:style-name="L1">
        <text:list-item>
          <text:list>
            <text:list-item>
              <text:h text:style-name="P56"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0560924" text:continue-numbering="true" text:style-name="L1">
        <text:list-item>
          <text:list>
            <text:list-item>
              <text:h text:style-name="P56"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0557318" text:continue-numbering="true" text:style-name="L1">
        <text:list-item>
          <text:list>
            <text:list-item>
              <text:h text:style-name="P56"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xml:id="list30573210" text:continue-numbering="true" text:style-name="L1">
        <text:list-item>
          <text:list>
            <text:list-item>
              <text:h text:style-name="P56"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xml:id="list30566119" text:continue-numbering="true" text:style-name="L1">
        <text:list-item>
          <text:list>
            <text:list-item>
              <text:h text:style-name="P56"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0576799" text:continue-numbering="true" text:style-name="L1">
        <text:list-item>
          <text:list>
            <text:list-item>
              <text:h text:style-name="P56"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0554392" text:continue-numbering="true" text:style-name="L1">
        <text:list-item>
          <text:list>
            <text:list-item>
              <text:list>
                <text:list-item>
                  <text:h text:style-name="P55"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30536665" text:style-name="L2">
        <text:list-item>
          <text:p text:style-name="P32">Kakadu (v. 5.2.6)</text:p>
        </text:list-item>
        <text:list-item>
          <text:p text:style-name="P32">MrSID (v 6.0.7 or v 7.0.0)</text:p>
        </text:list-item>
        <text:list-item>
          <text:p text:style-name="P32">ECW (v 3.3)</text:p>
        </text:list-item>
      </text:list>
      <text:list xml:id="list30523763" text:style-name="L3">
        <text:list-item>
          <text:p text:style-name="P33">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0577284" text:continue-list="list30554392" text:style-name="L1">
        <text:list-item>
          <text:list>
            <text:list-item>
              <text:list>
                <text:list-item>
                  <text:list>
                    <text:list-item>
                      <text:h text:style-name="P57"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0573225" text:continue-numbering="true" text:style-name="L1">
        <text:list-item>
          <text:list>
            <text:list-item>
              <text:list>
                <text:list-item>
                  <text:list>
                    <text:list-item>
                      <text:h text:style-name="P57"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Windows - VC7.1</text:span></text:span>).</text:p>
      <text:p text:style-name="P18">When your download is completed, unzip the DSDK somewhere on your hard disk, as an instance, on<text:span text:style-name="Code"> C:\work\libs\MrSid. </text:span><text:span text:style-name="Code"><text:span text:style-name="T22">Note that the lib/Release_md folder will contain the lti_dsdk_dll.dll.</text:span></text:span></text:p>
      <text:list xml:id="list30547517" text:continue-numbering="true" text:style-name="L1">
        <text:list-item>
          <text:list>
            <text:list-item>
              <text:list>
                <text:list-item>
                  <text:list>
                    <text:list-item>
                      <text:h text:style-name="P57" text:outline-level="4"><text:bookmark-start text:name="DDE_LINK1111121"/>ECW <text:bookmark-end text:name="DDE_LINK1111121"/></text:h>
                    </text:list-item>
                  </text:list>
                </text:list-item>
              </text:list>
            </text:list-item>
          </text:list>
        </text:list-item>
      </text:list>
      <text:p text:style-name="P18">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ext:soft-page-break/>After you have installed <text:span text:style-name="T15">Microsoft Windows® Server 2003 R2 Platform SDK you will need to register the header files with Visual Studio. Select from the start menu </text:span><text:span text:style-name="T17">Visual Studio Registration &gt; Register PSDK Directories with Visual Studio</text:span><text:span text:style-name="T16">.</text:span></text:p>
      <text:p text:style-name="P18">Then, open the ready-to-use Visual Studio Solution available in <text:span text:style-name="T10">C:\</text:span><text:span text:style-name="Code"><text:span text:style-name="T20">work\libs</text:span></text:span><text:span text:style-name="T10">\libecwj2-3.3\Source\C\NCSEcw\NCSEcw\NCSEcw.sln</text:span>.</text:p>
      <text:p text:style-name="P18">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 which will produces NCScnet.dll, NCSEcw.dll, NCSUtil.dll.</text:p>
      <text:list xml:id="list30548988" text:continue-numbering="true" text:style-name="L1">
        <text:list-item>
          <text:list>
            <text:list-item>
              <text:list>
                <text:list-item>
                  <text:list>
                    <text:list-item>
                      <text:h text:style-name="P57"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2">This could seem a strange workaround but it avoids errors when building GDAL against HDF4. </text:span></text:span></text:p>
      <text:p text:style-name="P18"><text:span text:style-name="Code"><text:span text:style-name="T22">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1"> </text:span></text:span><text:span text:style-name="Code"><text:span text:style-name="T22">also contains 3 links to download the required libraries: From the </text:span></text:span><text:span text:style-name="Code"><text:span text:style-name="T23">External Software</text:span></text:span><text:span text:style-name="Code"><text:span text:style-name="T22"> section -&gt; </text:span></text:span><text:span text:style-name="Code"><text:span text:style-name="T23">External Libraries used by HDF, f</text:span></text:span><text:span text:style-name="Code"><text:span text:style-name="T22">or each library, you need to select the “</text:span></text:span><text:span text:style-name="Code"><text:span text:style-name="T23">Pre-Compiled Binaries</text:span></text:span><text:span text:style-name="Code"><text:span text:style-name="T22">” link and select the Windows version.</text:span></text:span></text:p>
      <text:list xml:id="list30569473" text:continue-numbering="true" text:style-name="L1">
        <text:list-item>
          <text:list>
            <text:list-item>
              <text:list>
                <text:list-item>
                  <text:h text:style-name="P55"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3">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3">svn co http://svn.osgeo.org/gdal/tags/1.4.5/gdal</text:span></text:span><text:span text:style-name="T10"> gdal-1.4.5</text:span></text:p>
      <text:p text:style-name="P7"><text:soft-page-break/></text:p>
      <text:p text:style-name="P18">After this, you need to apply the patch available at this location (User=guest , with no password):</text:p>
      <text:p text:style-name="P18"><text:a xlink:type="simple" xlink:href="https://imageio-ext.dev.java.net/svn/imageio-ext/trunk/patches/gdal1.4.5.patch"><text:span text:style-name="T10">https://imageio-ext.dev.java.net/svn/imageio-ext/trunk/patches/gdal1.4.5.patch</text:span></text:a></text:p>
      <text:p text:style-name="P18">This patch contains several changes for:</text:p>
      <text:list xml:id="list30553436" text:style-name="L4">
        <text:list-item>
          <text:p text:style-name="P35">Kakadu support: More Kakadu create options and error management supported. Makefile modified</text:p>
        </text:list-item>
        <text:list-item>
          <text:p text:style-name="P35">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0564395" text:continue-list="list30569473" text:style-name="L1">
        <text:list-item>
          <text:list>
            <text:list-item>
              <text:list>
                <text:list-item>
                  <text:list>
                    <text:list-item>
                      <text:h text:style-name="P57"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0558032" text:continue-numbering="true" text:style-name="L1">
        <text:list-item>
          <text:list>
            <text:list-item>
              <text:list>
                <text:list-item>
                  <text:list>
                    <text:list-item>
                      <text:h text:style-name="P57"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oft-page-break/><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0576260" text:continue-numbering="true" text:style-name="L1">
        <text:list-item>
          <text:list>
            <text:list-item>
              <text:list>
                <text:list-item>
                  <text:list>
                    <text:list-item>
                      <text:h text:style-name="P57"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8">MRSID_FLAGS = -DMRSID_J2K</text:span></text:span></text:p>
      <text:list xml:id="list30573739" text:continue-numbering="true" text:style-name="L1">
        <text:list-item>
          <text:list>
            <text:list-item>
              <text:list>
                <text:list-item>
                  <text:list>
                    <text:list-item>
                      <text:h text:style-name="P57"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5">ECWDIR = C:\work\libs\libecwj2-3.3</text:span></text:span></text:p>
      <text:p text:style-name="Standard"><text:span text:style-name="Code"><text:span text:style-name="T45">ECWLIB = $(ECWDIR)\lib\NCScnet.lib $(ECWDIR)\lib\NCSEcw.lib $(ECWDIR)\lib\NCSUtil.lib </text:span></text:span></text:p>
      <text:list xml:id="list30554592" text:continue-numbering="true" text:style-name="L1">
        <text:list-item>
          <text:list>
            <text:list-item>
              <text:list>
                <text:list-item>
                  <text:list>
                    <text:list-item>
                      <text:h text:style-name="P57"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oft-page-break/><text:span text:style-name="T22">Supposing your HDF4 library has been placed in </text:span><text:span text:style-name="Code"><text:span text:style-name="T10">C:\work\libs\HDF4</text:span></text:span><text:span text:style-name="T22">, edit the next 2 lines, like this:</text:span></text:p>
      <text:p text:style-name="P22">HDF4_DIR =<text:tab/>c:\work\libs\HDF4\release</text:p>
      <text:p text:style-name="Text_20_body"><text:span text:style-name="Code"><text:span text:style-name="T28">HDF4_LIB =<text:tab/>/LIBPATH:$(HDF4_DIR)\libpath</text:span></text:span></text:p>
      <text:list xml:id="list30548594" text:continue-numbering="true" text:style-name="L1">
        <text:list-item>
          <text:list>
            <text:list-item>
              <text:list>
                <text:list-item>
                  <text:h text:style-name="P55" text:outline-level="3"><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0548631" text:continue-numbering="true" text:style-name="L1">
        <text:list-item>
          <text:list>
            <text:list-item>
              <text:list>
                <text:list-item>
                  <text:list>
                    <text:list-item>
                      <text:h text:style-name="P57" text:outline-level="4">Generating JAVA Bindings</text:h>
                      <text:list>
                        <text:list-header>
                          <text:h text:style-name="P61"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30555467" text:continue-numbering="true" text:style-name="L1">
        <text:list-item>
          <text:list>
            <text:list-item>
              <text:list>
                <text:list-item>
                  <text:list>
                    <text:list-item>
                      <text:list>
                        <text:list-header>
                          <text:h text:style-name="P61"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0572991" text:continue-numbering="true" text:style-name="L1">
        <text:list-item>
          <text:list>
            <text:list-item>
              <text:list>
                <text:list-item>
                  <text:list>
                    <text:list-item>
                      <text:h text:style-name="P58" text:outline-level="4">Final Settings</text:h>
                    </text:list-item>
                  </text:list>
                </text:list-item>
              </text:list>
            </text:list-item>
          </text:list>
        </text:list-item>
      </text:list>
      <text:p text:style-name="Text_20_body">At this point, you should have:</text:p>
      <text:list xml:id="list30530099" text:style-name="L5">
        <text:list-item>
          <text:p text:style-name="P62">some external DLLs (for Kakadu, ECW, MrSID, <text:span text:style-name="Code"><text:span text:style-name="T22">HDF4</text:span></text:span>)</text:p>
        </text:list-item>
        <text:list-item>
          <text:p text:style-name="P62">a GDAL DLL (<text:span text:style-name="Code">gdal14.dll</text:span>)</text:p>
        </text:list-item>
        <text:list-item>
          <text:p text:style-name="P62">4 JNI DLL (<text:span text:style-name="Code">gdalconstjni.dll, gdaljni.dll, ogrjni.dll, osrjni.dll</text:span>)</text:p>
        </text:list-item>
        <text:list-item>
          <text:p text:style-name="P62">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xml:id="list30573802" text:continue-list="list30572991" text:style-name="L1">
        <text:list-item>
          <text:list>
            <text:list-item>
              <text:h text:style-name="P56"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text:soft-page-break/>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30547781" text:continue-numbering="true" text:style-name="L1">
        <text:list-item>
          <text:list>
            <text:list-item>
              <text:h text:style-name="P56"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xml:id="list30565457" text:continue-numbering="true" text:style-name="L1">
        <text:list-item>
          <text:list>
            <text:list-item>
              <text:list>
                <text:list-item>
                  <text:h text:style-name="P55" text:outline-level="3"><text:s/>DLL deployment instructions (Optional) - [deploylibs] property</text:h>
                </text:list-item>
              </text:list>
            </text:list-item>
          </text:list>
        </text:list-item>
      </text:list>
      <text:p text:style-name="P18"><text:span text:style-name="T31">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1"> properties as true with the </text:span><text:span text:style-name="T12">-Ddeploylibs </text:span>option when building the project (as explained in 2.9.3).</text:p>
      <text:list xml:id="list30533109" text:style-name="L6">
        <text:list-header>
          <text:p text:style-name="P37"><text:span text:style-name="T40">IMPORTANT NOTES</text:span><text:span text:style-name="T5">:</text:span></text:p>
        </text:list-header>
      </text:list>
      <text:list xml:id="list30547982" text:style-name="L7">
        <text:list-item>
          <text:p text:style-name="P38">you also need to setup a GDAL_DATA environment variable with the path of the location where you want the deploy module will store required files for EPSG codes parsing.</text:p>
        </text:list-item>
        <text:list-item>
          <text:p text:style-name="P38">The following error may occur if you are running Windows Vista and your Java installation is in the default program files folder (which has access restrictions): <text:span text:style-name="T15">“Unable to deploy required libs...”. </text:span><text:span text:style-name="T41">To solve this issue, simply install JAVA to a different folder as explained in section 2.1</text:span></text:p>
        </text:list-item>
      </text:list>
      <text:list xml:id="list30546382" text:continue-list="list30565457" text:style-name="L1">
        <text:list-item>
          <text:list>
            <text:list-item>
              <text:list>
                <text:list-item>
                  <text:h text:style-name="P55"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text:soft-page-break/>project (as will be explained in 2.9.3). Multiple profiles may be specified; simply use the comma sign to specify more profiles (as an instance, <text:span text:style-name="Code">-Pbase,jmagick</text:span>). </text:p>
      <text:list xml:id="list30566573" text:continue-numbering="true" text:style-name="L1">
        <text:list-item>
          <text:list>
            <text:list-item>
              <text:list>
                <text:list-item>
                  <text:h text:style-name="P55"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30553363" text:style-name="L8">
        <text:list-item>
          <text:p text:style-name="P63"><text:span text:style-name="T5">base</text:span>: only the plugins which don't depend on external libraries are built</text:p>
        </text:list-item>
        <text:list-item>
          <text:p text:style-name="P63"><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1">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20">-Dmaven.test.skip</text:span></text:span> option to the previous <text:span text:style-name="Code"><text:span text:style-name="T37">mvn</text:span></text:span> command.</text:p>
      <text:list xml:id="list30570110" text:continue-list="list30566573" text:style-name="L1">
        <text:list-item>
          <text:list>
            <text:list-item>
              <text:list>
                <text:list-item>
                  <text:list>
                    <text:list-item>
                      <text:h text:style-name="P57"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8">C:\Projects\imageio-ext\plugin\gdalarcgrid&gt;mvn test</text:span></text:span></text:p>
      <text:p text:style-name="P12"><text:span text:style-name="Code"><text:span text:style-name="T22">Lastly, if you want to perform interactive tests (which usually display data read on a windows), you should use the </text:span></text:span><text:span text:style-name="Code"><text:span text:style-name="T10">interactive.tests</text:span></text:span><text:span text:style-name="Code"><text:span text:style-name="T22"> profile like this:</text:span></text:span></text:p>
      <text:p text:style-name="P12"><text:span text:style-name="Code"><text:span text:style-name="T28">C:\Projects\imageio-ext\plugin\gdalarcgrid&gt;mvn test -Pinteractive.tests</text:span></text:span></text:p>
      <text:p text:style-name="P18"><text:span text:style-name="Code"><text:span text:style-name="T22">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0557311" text:continue-numbering="true" text:style-name="L1">
        <text:list-item>
          <text:list>
            <text:list-item>
              <text:list>
                <text:list-item>
                  <text:list>
                    <text:list-item>
                      <text:h text:style-name="P59" text:outline-level="4"><text:span text:style-name="Code"><text:span text:style-name="T25">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text:soft-page-break/>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C:\Projects\imageio-ext\plugin\gdalkakadujp2&gt;mvn test -Pextensive.tests</text:span></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0572565" text:continue-numbering="true" text:style-name="L1">
        <text:list-item>
          <text:h text:style-name="P54"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4">sudo apt-get install “package name”</text:span>).</text:p>
      <text:list xml:id="list30570679" text:continue-numbering="true" text:style-name="L1">
        <text:list-item>
          <text:list>
            <text:list-item>
              <text:h text:style-name="P56"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2">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2">/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0570517" text:continue-numbering="true" text:style-name="L1">
        <text:list-item>
          <text:list>
            <text:list-item>
              <text:h text:style-name="P56"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0555107" text:continue-numbering="true" text:style-name="L1">
        <text:list-item>
          <text:list>
            <text:list-item>
              <text:h text:style-name="P56"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xml:id="list30568890" text:continue-numbering="true" text:style-name="L1">
        <text:list-item>
          <text:list>
            <text:list-item>
              <text:h text:style-name="P56"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xml:id="list30554021" text:continue-numbering="true" text:style-name="L1">
        <text:list-item>
          <text:list>
            <text:list-item>
              <text:h text:style-name="P56"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xml:id="list30551566" text:continue-numbering="true" text:style-name="L1">
        <text:list-item>
          <text:list>
            <text:list-item>
              <text:h text:style-name="P56"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0553867" text:continue-numbering="true" text:style-name="L1">
        <text:list-item>
          <text:list>
            <text:list-item>
              <text:list>
                <text:list-item>
                  <text:h text:style-name="P55"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0558570" text:continue-numbering="true" text:style-name="L1">
        <text:list-item>
          <text:list>
            <text:list-item>
              <text:h text:style-name="P56"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0569601" text:continue-numbering="true" text:style-name="L1">
        <text:list-item>
          <text:list>
            <text:list-item>
              <text:list>
                <text:list-item>
                  <text:h text:style-name="P55"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0529994" text:style-name="L9">
        <text:list-item>
          <text:p text:style-name="P39">Kakadu (v. 5.2.6)</text:p>
        </text:list-item>
        <text:list-item>
          <text:p text:style-name="P39">MrSID (v 6.0.7)</text:p>
        </text:list-item>
        <text:list-item>
          <text:p text:style-name="P39">ECW (v 3.3)</text:p>
        </text:list-item>
      </text:list>
      <text:list xml:id="list30559768" text:continue-list="list30569601" text:style-name="L1">
        <text:list-item>
          <text:list>
            <text:list-item>
              <text:list>
                <text:list-item>
                  <text:list>
                    <text:list-item>
                      <text:h text:style-name="P57"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0537557" text:style-name="L10">
        <text:list-item>
          <text:p text:style-name="P65">Enable the static build by setting <text:span text:style-name="T10">KDU_GLIBS = -static -static-libgcc</text:span></text:p>
        </text:list-item>
        <text:list-item>
          <text:p text:style-name="P65">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0545629" text:style-name="L11">
        <text:list-item>
          <text:p text:style-name="P66">Enable the static build by setting <text:span text:style-name="T10">KDU_GLIBS = -static -static-libgcc</text:span></text:p>
        </text:list-item>
        <text:list-item>
          <text:p text:style-name="P66">Set <text:span text:style-name="Code">LIB_SRC</text:span> as follow: <text:span text:style-name="T10">LIB_SRC=$(LIB_DIR)/libkdu.a</text:span></text:p>
        </text:list-item>
        <text:list-item>
          <text:p text:style-name="P66">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8">Finally, run <text:s/></text:span></text:span><text:span text:style-name="Code"><text:span text:style-name="T10">sudo ldconfig</text:span></text:span></text:p>
      <text:list xml:id="list30567538" text:continue-list="list30559768" text:style-name="L1">
        <text:list-item>
          <text:list>
            <text:list-item>
              <text:list>
                <text:list-item>
                  <text:list>
                    <text:list-item>
                      <text:h text:style-name="P57"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Linux (x86) - gcc 3.4</text:span></text:span>) </text:p>
      <text:list xml:id="list30547193" text:continue-numbering="true" text:style-name="L1">
        <text:list-item>
          <text:list>
            <text:list-item>
              <text:list>
                <text:list-item>
                  <text:list>
                    <text:list-item>
                      <text:h text:style-name="P57"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 </text:span>Download the <text:span text:style-name="T15">ECW JPEG2000 Codec SDK Source Code 3.3</text:span> file and extract this somewhere on your hard disk, as an instance on <text:span text:style-name="Code">/home/myuser/libs/libecwj2</text:span></text:p>
      <text:p text:style-name="P16">From the command line, just enter this folder and simply run:</text:p>
      <text:list xml:id="list30522939" text:style-name="L12">
        <text:list-item>
          <text:p text:style-name="P40">./configure --prefix=<text:span text:style-name="Code"><text:span text:style-name="T9">/home/myuser/mylibs</text:span></text:span></text:p>
        </text:list-item>
        <text:list-item>
          <text:p text:style-name="P40">make</text:p>
        </text:list-item>
        <text:list-item>
          <text:p text:style-name="P40">sudo make install</text:p>
        </text:list-item>
      </text:list>
      <text:list xml:id="list30573016" text:continue-list="list30547193" text:style-name="L1">
        <text:list-item>
          <text:list>
            <text:list-item>
              <text:list>
                <text:list-item>
                  <text:h text:style-name="P55" text:outline-level="3">GDAL Configuration</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3">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30550773" text:style-name="L13">
        <text:list-item>
          <text:p text:style-name="P41">Kakadu support: More Kakadu create options and error management supported. Makefile modified</text:p>
        </text:list-item>
      </text:list>
      <text:list xml:id="list30565465" text:continue-list="list30553436" text:style-name="L4">
        <text:list-item text:start-value="1">
          <text:p text:style-name="P35">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5">--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0567487" text:continue-list="list30573016" text:style-name="L1">
        <text:list-item>
          <text:list>
            <text:list-item>
              <text:list>
                <text:list-item>
                  <text:list>
                    <text:list-item>
                      <text:h text:style-name="P57"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0563917" text:continue-numbering="true" text:style-name="L1">
        <text:list-item>
          <text:list>
            <text:list-item>
              <text:list>
                <text:list-item>
                  <text:list>
                    <text:list-item>
                      <text:h text:style-name="P57"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9">/......./include/base/lti_sceneBuffer.h:356: </text:span></text:span><text:span text:style-name="Code"><text:span text:style-name="T28"><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class scope declaration from the </text:span><text:span text:style-name="T10">inWindow</text:span><text:span text:style-name="T28"> method declaration. Line 356 should look like this:</text:span></text:p>
      <text:p text:style-name="P18"><text:span text:style-name="T28"><text:tab/> </text:span><text:span text:style-name="T10">bool inWindow(lt_uint32 x, lt_uint32 y) const;</text:span></text:p>
      <text:p text:style-name="P18"><text:span text:style-name="T10"><text:s/></text:span><text:span text:style-name="T28"><text:line-break/>Then repeat build process as suggested in 3.7.3.</text:span></text:p>
      <text:list xml:id="list30565137" text:continue-numbering="true" text:style-name="L1">
        <text:list-item>
          <text:list>
            <text:list-item>
              <text:list>
                <text:list-item>
                  <text:list>
                    <text:list-item>
                      <text:h text:style-name="P60" text:outline-level="4">ECW configuration option </text:h>
                    </text:list-item>
                  </text:list>
                </text:list-item>
              </text:list>
            </text:list-item>
          </text:list>
        </text:list-item>
      </text:list>
      <text:p text:style-name="P18"><text:span text:style-name="T28">Add </text:span><text:span text:style-name="T10">--with-ecw=/home/myuser/mylibs </text:span><text:span text:style-name="T28">option to the </text:span><text:span text:style-name="T10">./configure </text:span><text:span text:style-name="T28">command, where </text:span><text:span text:style-name="T10">/home/myuser/mylibs </text:span><text:span text:style-name="T28">represents the path where you previously installed ECW.</text:span></text:p>
      <text:list xml:id="list30546792" text:continue-numbering="true" text:style-name="L1">
        <text:list-item>
          <text:list>
            <text:list-item>
              <text:list>
                <text:list-item>
                  <text:h text:style-name="P55" text:outline-level="3"><text:s/>GDAL Building</text:h>
                </text:list-item>
              </text:list>
            </text:list-item>
          </text:list>
        </text:list-item>
      </text:list>
      <text:p text:style-name="Standard"><text:span text:style-name="T28">Finally</text:span>, you are ready to build GDAL. Supposing you properly configured it as explained in section 3.7.2, run the following commands:</text:p>
      <text:list xml:id="list30547528" text:style-name="L14">
        <text:list-item>
          <text:p text:style-name="P43">make clean</text:p>
        </text:list-item>
        <text:list-item>
          <text:p text:style-name="P43">make</text:p>
        </text:list-item>
        <text:list-item>
          <text:p text:style-name="P42"><text:span text:style-name="T10">sudo make install </text:span><text:span text:style-name="T36">(As you may notice, this command</text:span> requires superuser privileges)</text:p>
        </text:list-item>
      </text:list>
      <text:p text:style-name="Standard">When the build is terminated, run <text:span text:style-name="T35">sudo </text:span><text:span text:style-name="T10">ldconfig</text:span>. </text:p>
      <text:p text:style-name="Standard">Next step is generating JAVA bindings.</text:p>
      <text:list xml:id="list30562348" text:continue-list="list30546792" text:style-name="L1">
        <text:list-item>
          <text:list>
            <text:list-item>
              <text:list>
                <text:list-item>
                  <text:list>
                    <text:list-item>
                      <text:h text:style-name="P57"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Be sure the following line exists: </text:span><text:span text:style-name="T10">JAVA_INCLUDE=-I$(JAVA_HOME)/include -I$(JAVA_HOME)/include/linux</text:span><text:span text:style-name="T28"> )</text:span></text:p>
      <text:p text:style-name="P18"><text:span text:style-name="T37">A second step is required in order </text:span>to customize the compiler options (This is needed to change default optimizations settings, which may cause JVM crashes). <text:s/>Just redefine the <text:s/><text:span text:style-name="T35">CXX_OPTFLAGS</text:span> and <text:span text:style-name="T35">C_OPTFLAGS</text:span> in the <text:span text:style-name="T35">GDALmake.opt</text:span> file on your GDAL main folder. You need to set these 2 flags with the <text:span text:style-name="Code"><text:span text:style-name="T20">-O1</text:span></text:span> value <text:span text:style-name="Code"><text:span text:style-name="T36">(Note that the minus sign (“-”) is followed by the “O” letter instead of the </text:span></text:span><text:soft-page-break/><text:span text:style-name="Code"><text:span text:style-name="T36">“zero” digit). Search the following line (</text:span></text:span><text:span text:style-name="Code"><text:span text:style-name="T39">#Flags to build optimized relese version </text:span></text:span><text:span text:style-name="Code"><text:span text:style-name="T36">) in </text:span></text:span><text:span text:style-name="Code"><text:span text:style-name="T35">GDALmake.opt </text:span></text:span><text:span text:style-name="Code"><text:span text:style-name="T36">and change the flags like this:</text:span></text:span></text:p>
      <text:p text:style-name="Text_20_body"><text:span text:style-name="Code"><text:span text:style-name="T39">#Flags to build optimized relese version </text:span></text:span></text:p>
      <text:p text:style-name="Text_20_body"><text:span text:style-name="Code"><text:span text:style-name="T39">CXX_OPTFLAGS =<text:tab/>-O1 </text:span></text:span></text:p>
      <text:p text:style-name="Text_20_body"><text:span text:style-name="Code"><text:span text:style-name="T39">C_OPTFLAGS =<text:tab/>-O1</text:span></text:span></text:p>
      <text:p text:style-name="Text_20_body"><text:span text:style-name="Code"><text:span text:style-name="T20"><text:s/></text:span></text:span></text:p>
      <text:p text:style-name="Text_20_body"><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5">sudo cp *.so </text:span><text:span text:style-name="T10">/home/myuser/mylibs/lib</text:span><text:span text:style-name="T35"> </text:span><text:s/></text:p>
      <text:p text:style-name="Text_20_body">Finally, run <text:span text:style-name="T35">sudo </text:span><text:span text:style-name="T10">ldconfig</text:span>.</text:p>
      <text:list xml:id="list30573432" text:continue-numbering="true" text:style-name="L1">
        <text:list-item>
          <text:list>
            <text:list-item>
              <text:h text:style-name="P56"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0565376" text:continue-numbering="true" text:style-name="L1">
        <text:list-item>
          <text:list>
            <text:list-item>
              <text:list>
                <text:list-item>
                  <text:h text:style-name="P55"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0552574" text:style-name="L15">
        <text:list-item>
          <text:p text:style-name="P45"><text:span text:style-name="T5">base</text:span>: in case you need the libraries built to support only the plugins which don't depend on external libraries</text:p>
        </text:list-item>
        <text:list-item>
          <text:p text:style-name="P45"><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2">(where configProfile is one of </text:span></text:span><text:span text:style-name="Code"><text:span text:style-name="T24">base</text:span></text:span><text:span text:style-name="Code"><text:span text:style-name="T22"> or </text:span></text:span><text:span text:style-name="Code"><text:span text:style-name="T24">full</text:span></text:span><text:span text:style-name="Code"><text:span text:style-name="T22">).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0557599" text:continue-list="list30565376" text:style-name="L1">
        <text:list-item>
          <text:list>
            <text:list-item>
              <text:list>
                <text:list-item>
                  <text:h text:style-name="P55" text:outline-level="3">Image I/O-Ext Project building </text:h>
                </text:list-item>
              </text:list>
            </text:list-item>
          </text:list>
        </text:list-item>
      </text:list>
      <text:p text:style-name="P25">Actually, it is possible to build the project in 2 configuration. </text:p>
      <text:list xml:id="list30547783" text:style-name="L16">
        <text:list-item>
          <text:p text:style-name="P64"><text:span text:style-name="T5">base</text:span>: only the plugins which don't depend on external libraries are built</text:p>
        </text:list-item>
        <text:list-item>
          <text:p text:style-name="P64"><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1">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1">Maven should automatically-recognize the running operative system in order to use the proper deploy module. In case some errors occur due to an unrecognized OS name (which should </text:span><text:span text:style-name="T31">be “Linux”) you can explicitly specify it with the additional </text:span><text:span text:style-name="T11">linux</text:span><text:span text:style-name="T31"> profile. As an instance, if you are building the full configuration, you can use the</text:span><text:span text:style-name="T11"> -Pfull,linux </text:span><text:span text:style-name="T31">profiles. </text:span></text:p>
      <text:list xml:id="list30562252" text:continue-list="list30557599" text:style-name="L1">
        <text:list-item>
          <text:list>
            <text:list-item>
              <text:list>
                <text:list-item>
                  <text:list>
                    <text:list-item>
                      <text:h text:style-name="P57"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7">imageio-ext/plugin</text:span></text:span><text:span text:style-name="Code">&gt;cd plugin/gdalarcgrid</text:span></text:p>
      <text:p text:style-name="P12"><text:span text:style-name="Code"><text:span text:style-name="T27">imageio-ext/plugin</text:span></text:span><text:span text:style-name="Code">/gdalarcgrid&gt;mvn test</text:span></text:p>
      <text:p text:style-name="P12"><text:span text:style-name="Code"><text:span text:style-name="T22">Lastly, if you want to perform interactive tests (which usually display data read on a windows), you should use the </text:span></text:span><text:span text:style-name="Code"><text:span text:style-name="T9">interactive.tests</text:span></text:span><text:span text:style-name="Code"><text:span text:style-name="T22"> profile like this:</text:span></text:span></text:p>
      <text:p text:style-name="P12"><text:span text:style-name="Code"><text:span text:style-name="T27">imageio-ext/plugin</text:span></text:span><text:span text:style-name="Code">/gdalarcgrid&gt;mvn test -Pinteractive.tests</text:span></text:p>
      <text:p text:style-name="P18"><text:span text:style-name="Code"><text:span text:style-name="T22">Anyway, displaying the image is a not blocking/not waiting operation so you will barely see the image, just for an instant (when displayed, it will be automatically closed. Future versions may </text:span></text:span><text:span text:style-name="Code"><text:span text:style-name="T22">include a property to customize “waiting time” before close). Note that tests require you have all the needed SO. libraries, otherwise they will be skipped.</text:span></text:span></text:p>
      <text:list xml:id="list30571043" text:continue-numbering="true" text:style-name="L1">
        <text:list-item>
          <text:list>
            <text:list-item>
              <text:list>
                <text:list-item>
                  <text:list>
                    <text:list-item>
                      <text:h text:style-name="P57"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imageio-ext/plugin</text:span></text:span><text:span text:style-name="Code">/gdalkakadujp2&gt;mvn test -Pextensive.tests,tests.holdwrittenfiles</text:span></text:p>
      <text:p text:style-name="P12"><text:span text:style-name="Code"/></text:p>
      <text:p text:style-name="P12"><text:span text:style-name="Code"/></text:p>
      <text:list xml:id="list30559929" text:continue-numbering="true" text:style-name="L1">
        <text:list-item>
          <text:h text:style-name="P54" text:outline-level="1">Mac OS X Instructions</text:h>
        </text:list-item>
      </text:list>
      <text:p text:style-name="Standard">The following instructions have been tested on Mac OSX Leopard distribution.</text:p>
      <text:list xml:id="list30575506" text:continue-numbering="true" text:style-name="L1">
        <text:list-item>
          <text:list>
            <text:list-item>
              <text:h text:style-name="P56" text:outline-level="2">JAVA &amp; ANT</text:h>
            </text:list-item>
          </text:list>
        </text:list-item>
      </text:list>
      <text:p text:style-name="P18">Java and ant in the needed versions are shipped in the developer tools shipped in the install cds of leopard.</text:p>
      <text:list xml:id="list30547176" text:continue-numbering="true" text:style-name="L1">
        <text:list-item>
          <text:list>
            <text:list-item>
              <text:h text:style-name="P56"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0525927" text:style-name="L17">
        <text:list-item>
          <text:p text:style-name="P46">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46">Add the bin directory to your path, eg. <text:span text:style-name="T10">export PATH=/usr/local/apache-maven-2.0.9/bin:$PATH</text:span></text:p>
        </text:list-item>
        <text:list-item>
          <text:p text:style-name="P46">Make sure that <text:span text:style-name="T10">JAVA_HOME</text:span> is set to the location of your JDK, as an instance, </text:p>
          <text:p text:style-name="P44">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4">/CurrentJDK/ Home/</text:p>
                                            </text:list-header>
                                          </text:list>
                                        </text:list-item>
                                      </text:list>
                                    </text:list-item>
                                  </text:list>
                                </text:list-item>
                              </text:list>
                            </text:list-item>
                          </text:list>
                        </text:list-item>
                      </text:list>
                    </text:list-item>
                  </text:list>
                </text:list-item>
              </text:list>
            </text:list-item>
          </text:list>
        </text:list-item>
        <text:list-item>
          <text:p text:style-name="P46">Run <text:span text:style-name="T10">mvn --version</text:span> to verify that it is correctly installed.<text:span text:style-name="Code"> </text:span></text:p>
        </text:list-item>
      </text:list>
      <text:list xml:id="list30566963" text:continue-list="list30547176" text:style-name="L1">
        <text:list-item>
          <text:list>
            <text:list-item>
              <text:h text:style-name="P56" text:outline-level="2">JAI</text:h>
            </text:list-item>
          </text:list>
        </text:list-item>
      </text:list>
      <text:p text:style-name="Standard">JAI is already present in the java installation of leopard.</text:p>
      <text:list xml:id="list30552995" text:continue-numbering="true" text:style-name="L1">
        <text:list-item>
          <text:list>
            <text:list-item>
              <text:h text:style-name="P56"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0565339" text:continue-numbering="true" text:style-name="L1">
        <text:list-item>
          <text:list>
            <text:list-item>
              <text:h text:style-name="P56"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0575691" text:continue-numbering="true" text:style-name="L1">
        <text:list-item>
          <text:list>
            <text:list-item>
              <text:list>
                <text:list-item>
                  <text:h text:style-name="P55"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0575527" text:continue-numbering="true" text:style-name="L1">
        <text:list-item>
          <text:list>
            <text:list-item>
              <text:h text:style-name="P56"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0570446" text:continue-numbering="true" text:style-name="L1">
        <text:list-item>
          <text:list>
            <text:list-item>
              <text:list>
                <text:list-item>
                  <text:h text:style-name="P55"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0535561" text:style-name="L18">
        <text:list-item>
          <text:p text:style-name="P47">Kakadu (v. 5.2.6)</text:p>
        </text:list-item>
        <text:list-item>
          <text:p text:style-name="P47">MrSID (v 6.0.7)</text:p>
        </text:list-item>
        <text:list-item>
          <text:p text:style-name="P48">ECW (v 3.3) <text:span text:style-name="T42">Requires some workaround to be found in order to build GDAL against it.</text:span></text:p>
        </text:list-item>
      </text:list>
      <text:list xml:id="list30554138" text:continue-list="list30570446" text:style-name="L1">
        <text:list-item>
          <text:list>
            <text:list-item>
              <text:list>
                <text:list-item>
                  <text:list>
                    <text:list-item>
                      <text:h text:style-name="P57"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30564001" text:continue-numbering="true" text:style-name="L1">
        <text:list-item>
          <text:list>
            <text:list-item>
              <text:list>
                <text:list-item>
                  <text:list>
                    <text:list-item>
                      <text:h text:style-name="P57"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8">GeoExpress SDK </text:span></text:span><text:span text:style-name="Strong_20_Emphasis"><text:span text:style-name="T19">for Mac OS X (universal) - gcc 4.0) </text:span></text:span><text:span text:style-name="T36"><text:s/></text:span></text:p>
      <text:list xml:id="list30577599" text:continue-numbering="true" text:style-name="L1">
        <text:list-item>
          <text:list>
            <text:list-item>
              <text:list>
                <text:list-item>
                  <text:h text:style-name="P55"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3">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30529362" text:style-name="L19">
        <text:list-item>
          <text:p text:style-name="P50">Kakadu support: More Kakadu create options and error management supported. Makefile modified</text:p>
        </text:list-item>
      </text:list>
      <text:list xml:id="list30538336" text:style-name="L20">
        <text:list-item text:start-value="1">
          <text:p text:style-name="P36">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0547336" text:continue-list="list30577599" text:style-name="L1">
        <text:list-item>
          <text:list>
            <text:list-item>
              <text:list>
                <text:list-item>
                  <text:list>
                    <text:list-item>
                      <text:h text:style-name="P57"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0563132" text:continue-numbering="true" text:style-name="L1">
        <text:list-item>
          <text:list>
            <text:list-item>
              <text:list>
                <text:list-item>
                  <text:list>
                    <text:list-item>
                      <text:h text:style-name="P57"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30">/......./include/base/lti_sceneBuffer.h:356: </text:span></text:span><text:span text:style-name="Code"><text:span text:style-name="T27"><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extra qualification from the </text:span><text:span text:style-name="T10">inWindow</text:span><text:span text:style-name="T28"> declaration. Line 356 should look <text:line-break/>like this: </text:span><text:span text:style-name="T10">bool inWindow(lt_uint32 x, lt_uint32 y) const; </text:span><text:span text:style-name="T28"><text:line-break/>Then repeat build process as suggested in </text:span><text:span text:style-name="T28"><text:bookmark-ref text:reference-format="chapter" text:ref-name="__RefHeading__31393763">4.6.3</text:bookmark-ref></text:span><text:span text:style-name="T28">.</text:span></text:p>
      <text:list xml:id="list30559673" text:continue-numbering="true" text:style-name="L1">
        <text:list-item>
          <text:list>
            <text:list-item>
              <text:list>
                <text:list-item>
                  <text:h text:style-name="P55" text:outline-level="3"><text:bookmark-start text:name="__RefHeading__31393763"/><text:soft-page-break/><text:s/>GDAL Building<text:bookmark-end text:name="__RefHeading__31393763"/></text:h>
                </text:list-item>
              </text:list>
            </text:list-item>
          </text:list>
        </text:list-item>
      </text:list>
      <text:p text:style-name="Standard"><text:span text:style-name="T28">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6">(As you may notice, this command</text:span> requires superuser privileges)</text:p>
      <text:p text:style-name="Standard">Next step is generating JAVA bindings.</text:p>
      <text:list xml:id="list30571877" text:continue-numbering="true" text:style-name="L1">
        <text:list-item>
          <text:list>
            <text:list-item>
              <text:list>
                <text:list-item>
                  <text:list>
                    <text:list-item>
                      <text:h text:style-name="P57"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Be sure the following line exists: </text:span><text:span text:style-name="T10">JAVA_INCLUDE=-I$(JAVA_HOME)/include</text:span></text:p>
      <text:p text:style-name="Text_20_body"><text:span text:style-name="T28">Edit the </text:span><text:span text:style-name="T10">GNUMakefile</text:span><text:span text:style-name="T28"> file and do the following changes:</text:span></text:p>
      <text:list xml:id="list30545079" text:style-name="L21">
        <text:list-item>
          <text:p text:style-name="P67"><text:span text:style-name="T28">in the </text:span><text:span text:style-name="T10">JAVA_MODULES</text:span><text:span text:style-name="T28"> variable, change any “</text:span><text:span text:style-name="Code"><text:span text:style-name="T20">.so</text:span></text:span><text:span text:style-name="T28">” extension to “</text:span><text:span text:style-name="Code"><text:span text:style-name="T20">.dylib</text:span></text:span><text:span text:style-name="T28">”</text:span></text:p>
        </text:list-item>
        <text:list-item>
          <text:p text:style-name="P67"><text:span text:style-name="T28">edit the “</text:span><text:span text:style-name="T10">build:</text:span><text:span text:style-name="T28">” target:</text:span></text:p>
          <text:p text:style-name="P67"><text:span text:style-name="T43">cp ./.libs/*.so ./</text:span><text:span text:style-name="T28"> needs to become </text:span><text:span text:style-name="T10">cp ./.libs/*.dylib ./</text:span></text:p>
        </text:list-item>
        <text:list-item>
          <text:p text:style-name="P51">edit the $(JAVA_MODULES) section:</text:p>
          <text:p text:style-name="P51"><text:span text:style-name="T43">lib%jni.so: %_wrap.o</text:span><text:span text:style-name="T10"> </text:span><text:span text:style-name="T26">needs to become</text:span><text:span text:style-name="T10"> lib%jni.dylib: %_wrap.o </text:span></text:p>
          <text:p text:style-name="P49">$(LD) -shared $(LDFLAGS) $(CONFIG_LIBS) $&lt; -o $@</text:p>
          <text:list>
            <text:list-item>
              <text:list>
                <text:list-item>
                  <text:list>
                    <text:list-item>
                      <text:list>
                        <text:list-item>
                          <text:list>
                            <text:list-item>
                              <text:list>
                                <text:list-item>
                                  <text:list>
                                    <text:list-header>
                                      <text:p text:style-name="P52">needs to become</text:p>
                                    </text:list-header>
                                  </text:list>
                                </text:list-item>
                              </text:list>
                            </text:list-item>
                          </text:list>
                        </text:list-item>
                      </text:list>
                    </text:list-item>
                  </text:list>
                </text:list-item>
              </text:list>
            </text:list-item>
          </text:list>
        </text:list-item>
      </text:list>
      <text:p text:style-name="Standard"><text:span text:style-name="T26"><text:tab/></text:span><text:span text:style-name="T10">$(LD) -dynamiclib $(LDFLAGS) $(CONFIG_LIBS) $&lt; -o $@</text:span></text:p>
      <text:p text:style-name="P18"><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5">sudo cp *.so /usr/local/lib</text:span> <text:span text:style-name="T36">(As you may notice, this command requires superuser</text:span> privileges)</text:p>
      <text:list xml:id="list30571306" text:continue-list="list30571877" text:style-name="L1">
        <text:list-item>
          <text:list>
            <text:list-item>
              <text:h text:style-name="P56"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2</text:page-number></text:span><text:span text:style-name="MT1"> of </text:span><text:span text:style-name="MT1"><text:page-count>27</text:page-count></text:span></text:p>
        <text:p text:style-name="Footer"><text:span text:style-name="MT1"><draw:frame draw:style-name="Mfr1" draw:name="immagini10" text:anchor-type="as-char" svg:width="1.75cm" svg:height="1.801cm" draw:z-index="24"><draw:image xlink:href="Pictures/10000201000000EB000000F254E0DD62.png" xlink:type="simple" xlink:show="embed" xlink:actuate="onLoad"/></draw:frame></text:span><text:span text:style-name="MT1"> </text:span><text:span text:style-name="MT2">GeoSolutions S.A.S. --- <text:s/>Via Carignoni 51, 55041 Camaiore (LU) <text:s text:c="3"/>Italy <text:s text:c="3"/></text:span><text:s/><text:span text:style-name="MT3"><draw:frame draw:style-name="Mfr1" draw:name="immagini11" text:anchor-type="as-char" svg:width="1.75cm" svg:height="1.801cm" draw:z-index="5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09-09-18T10:45:47.66</dc:date>
    <meta:print-date>2007-08-14T13:10:15</meta:print-date>
    <meta:editing-cycles>304</meta:editing-cycles>
    <meta:editing-duration>PT134H09M11S</meta:editing-duration>
    <meta:document-statistic meta:table-count="0" meta:image-count="4" meta:object-count="0" meta:page-count="27" meta:paragraph-count="516" meta:word-count="7317" meta:character-count="49606"/>
    <meta:user-defined meta:name="Info 1"/>
    <meta:user-defined meta:name="Info 2"/>
    <meta:user-defined meta:name="Info 3"/>
    <meta:user-defined meta:name="Info 4"/>
  </office:meta>
</office:document-meta>
</file>